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52</text:p>
      <text:p text:style-name="Standard"/>
      <text:p text:style-name="Standard">Demandeur : EL YAAGOUBI Amine</text:p>
      <text:p text:style-name="Standard">Adresse : 55 ROUTE DE LE QUIOU<text:line-break/>22630 TREFUMEL</text:p>
      <text:p text:style-name="Standard">Cédant : SCEA LA SELANDE</text:p>
      <text:p text:style-name="Standard"/>
      <text:p text:style-name="Standard">La demande sera prise en compte avec un type specifique : TVs lkdjljlsfj.<text:line-break/></text:p>
      <text:p text:style-name="Standard"/>
      <text:p text:style-name="Standard"/>
      <text:p text:style-name="Standard">----------------------------------------</text:p>
      <text:p text:style-name="Standard">Commune : TREFUMEL</text:p>
      <text:p text:style-name="Standard"/>
      <text:p text:style-name="Standard">----------------------------------------</text:p>
      <text:p text:style-name="Standard">Commune : TREFUMEL</text:p>
      <text:p text:style-name="Standard"/>
      <text:p text:style-name="Standard">----------------------------------------</text:p>
      <text:p text:style-name="Standard">Commune : EVRAN</text:p>
      <text:p text:style-name="Standard"/>
      <text:p text:style-name="Standard"/>
      <text:p text:style-name="Standard"/>
      <text:p text:style-name="P1">Dossier n° : C22250352</text:p>
      <text:p text:style-name="P1"/>
      <text:p text:style-name="P1">Demandeur : EL YAAGOUBI Amine</text:p>
      <text:p text:style-name="P1">Adresse : 55 ROUTE DE LE QUIOU<text:line-break/>22630 TREFUMEL</text:p>
      <text:p text:style-name="P1">Cédant : SCEA LA SELANDE</text:p>
      <text:p text:style-name="P1"/>
      <text:p text:style-name="P1"/>
      <text:p text:style-name="P1">La demande **sera** prise en compte avec un type spécifique : TVs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ateliers</text:p>
      <text:p text:style-name="P1">Commune : TREFUMEL</text:p>
      <text:p text:style-name="P1"/>
      <text:p text:style-name="P1"/>
      <text:p text:style-name="P1">Ateliers : Porcs engraisseurs</text:p>
      <text:p text:style-name="P1">Nombre d'ateliers : 1273.0</text:p>
      <text:p text:style-name="P1">Unité : places</text:p>
      <text:p text:style-name="P1"/>
      <text:p text:style-name="P1"/>
      <text:p text:style-name="P1">----------------------------------------</text:p>
      <text:p text:style-name="P1">Type : parcelles</text:p>
      <text:p text:style-name="P1">Commune : TREFUMEL</text:p>
      <text:p text:style-name="P1"/>
      <text:p text:style-name="P1"/>
      <text:p text:style-name="P1">Parcelles : B1127 - B1125 - B1129 - A14 - A705 - A791 - A792 - A794 - B1 - B2 - B3 - B4 - B5 - B6 - B240 - B241 - B244 - B245 - B246 - B258 - B259 - B263 - B264 - B265 - B266 - B269 - B314 - B315 - B343 - B431 - B432 - B720 - B722 - B737 - B738 - B863J - B863K - B868J - B868K - B883 - B1025J - B1025K - B1026 - B1027 - B1028 - B1038 - B1039 - B1042 - B1059 - B1061 - B1065 - B1068 - B1070 - B1072 - B1120 - B1122 - B1126 - B1045 - A707 - B1119 - B1124 - B1128 - B306A - B306B - B318 - B319 - B344 - B345 - B311 - B434 - B305 - B764 - B761A - B761Z - B317 - B100 - B8 - B9 - B218 - B239 - B242 - B7 - B252 - B340 - B353 - B354 - B363 - B364 - A623 - B1121 - B308 - B310 - B312 - B313 - B765 - B1109 - B563 - B840 - B910 - B329 - B326 - B327 - B328 - B330 - B331 - B332 - B333 - B334 - B335A - B335Z - B760A - B760Z</text:p>
      <text:p text:style-name="P1">Superficie : 61,2786 ha</text:p>
      <text:p text:style-name="P1"/>
      <text:p text:style-name="P1"/>
      <text:p text:style-name="P1">----------------------------------------</text:p>
      <text:p text:style-name="P1">Type : parcelles</text:p>
      <text:p text:style-name="P1">Commune : EVRAN</text:p>
      <text:p text:style-name="P1"/>
      <text:p text:style-name="P1"/>
      <text:p text:style-name="P1">Parcelles : F1038 - F347 - F348 - F349 - F350 - F361 - F363 - F1039 - F707 - F708</text:p>
      <text:p text:style-name="P1">Superficie : 5,1995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